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4in"/>
    </style:style>
    <style:style style:name="co2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0.65625in"/>
    </style:style>
    <style:style style:name="ro1" style:family="table-row">
      <style:table-row-properties style:row-height="0.208333333333333in" fo:break-before="auto" style:use-optimal-row-height="tru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4375in" fo:break-before="auto" style:use-optimal-row-height="true"/>
    </style:style>
    <style:style style:name="ro4" style:family="table-row">
      <style:table-row-properties style:row-height="0.63541666666666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>
      <style:table-cell-properties style:vertical-align="bottom" fo:background-color="transparent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 style:data-style-name="N-1"/>
    <style:style style:name="ce22" style:family="table-cell" style:parent-style-name="Default" style:data-style-name="N-1">
      <style:table-cell-properties fo:border-left="2.5pt solid #999999" fo:border-right="2.5pt solid #999999" fo:border-top="2.5pt solid #999999" fo:border-bottom="4.0pt solid #666666" fo:wrap-option="wrap" style:vertical-align="middle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3" style:family="table-cell" style:parent-style-name="Default" style:data-style-name="N-1">
      <style:table-cell-properties fo:border-right="2.5pt solid #999999" fo:border-top="2.5pt solid #999999" fo:border-bottom="4.0pt solid #666666" fo:wrap-option="wrap" style:vertical-align="middle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4" style:family="table-cell" style:parent-style-name="Default" style:data-style-name="N-1">
      <style:table-cell-properties fo:border-left="2.5pt solid #999999" fo:border-right="2.5pt solid #999999" fo:border-bottom="2.5pt solid #999999" fo:wrap-option="wrap" style:vertical-align="middle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 style:parent-style-name="Default" style:data-style-name="N-1">
      <style:table-cell-properties fo:border-right="2.5pt solid #999999" fo:border-bottom="2.5pt solid #999999" fo:wrap-option="wrap" style:vertical-align="middle"/>
      <style:paragraph-properties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number-columns-repeated="16382" table:default-cell-style-name="ce21"/>
        <table:table-row table:style-name="ro2">
          <table:table-cell table:style-name="ce22" office:value-type="string">
            <text:p>Customers</text:p>
          </table:table-cell>
          <table:table-cell table:style-name="ce23" office:value-type="string">
            <text:p>Order Price</text:p>
          </table:table-cell>
          <table:table-cell table:number-columns-repeated="254"/>
        </table:table-row>
        <table:table-row table:style-name="ro3">
          <table:table-cell table:style-name="ce24" office:value-type="string">
            <text:p>Atir Tahir</text:p>
          </table:table-cell>
          <table:table-cell table:style-name="ce25" office:value-type="string">
            <text:p>170</text:p>
          </table:table-cell>
          <table:table-cell table:number-columns-repeated="254"/>
        </table:table-row>
        <table:table-row table:style-name="ro3">
          <table:table-cell table:style-name="ce24" office:value-type="string">
            <text:p>Usman Aziz</text:p>
          </table:table-cell>
          <table:table-cell table:style-name="ce25" office:value-type="string">
            <text:p>1200</text:p>
          </table:table-cell>
          <table:table-cell table:number-columns-repeated="254"/>
        </table:table-row>
        <table:table-row table:style-name="ro4">
          <table:table-cell table:style-name="ce24" office:value-type="string">
            <text:p>Total:</text:p>
          </table:table-cell>
          <table:table-cell table:style-name="ce25" office:value-type="string">
            <text:p>1370</text:p>
          </table:table-cell>
          <table:table-cell table:number-columns-repeated="254"/>
        </table:table-row>
        <table:table-row table:number-rows-repeated="65532"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USMAN</meta:generator>
    <meta:initial-creator>Иван</meta:initial-creator>
    <meta:creation-date>2015-10-26T12:38:53</meta:creation-date>
    <dc:date>2015-12-14T06:51:53</dc:date>
    <meta:generator>MicrosoftOffice/14.0 MicrosoftExcel/CalculationVersion-9302</meta:generator>
  </office:meta>
</office:document-meta>
</file>